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9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5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2 = (W - F + 2P)/S + 1</text:p>
          </table:table-cell>
          <table:table-cell/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formula="of:=([.B3]-1)/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table:formula="of:=([.B2]-[.B3]+2*[.B4])/[.B5]+1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22:22:47.444445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0:36:02.064230235</meta:creation-date>
    <dc:date>2018-11-12T20:07:32.625894459</dc:date>
    <meta:editing-duration>PT6H39M16S</meta:editing-duration>
    <meta:editing-cycles>3</meta:editing-cycles>
    <meta:generator>LibreOffice/6.0.3.2$Linux_X86_64 LibreOffice_project/00m0$Build-2</meta:generator>
    <meta:document-statistic meta:table-count="1" meta:cell-count="11" meta:object-count="0"/>
  </office:meta>
</office:document-meta>
</file>